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fb67" officeooo:paragraph-rsid="000cfb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Server Documentation</text:p>
      <text:p text:style-name="P1"/>
      <text:p text:style-name="P1">The program is a simple c server that can process GET requests. It can server a range of different files type requests such as .html pages and .png image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7:58:03.661172960</meta:creation-date>
    <dc:date>2017-10-25T18:30:50.135577958</dc:date>
    <meta:editing-duration>PT17M46S</meta:editing-duration>
    <meta:editing-cycles>1</meta:editing-cycles>
    <meta:document-statistic meta:table-count="0" meta:image-count="0" meta:object-count="0" meta:page-count="1" meta:paragraph-count="2" meta:word-count="32" meta:character-count="179" meta:non-whitespace-character-count="149"/>
    <meta:generator>LibreOffice/4.2.8.2$Linux_X86_64 LibreOffice_project/420m0$Build-2</meta:generator>
  </office:meta>
</office:document-meta>
</file>